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3" svg:font-family="'Segoe UI'" style:font-pitch="variable"/>
    <style:font-face style:name="Segoe UI2" svg:font-family="'Segoe UI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4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6.777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rojet IL - projet_il_2016@googlegroups.com</presentation:footer-decl>
      <presentation:date-time-decl presentation:name="dtd1" presentation:source="fixed">01/02/2016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27cm" svg:y="6.35cm" presentation:class="title" presentation:user-transformed="true">
          <draw:text-box>
            <text:p>Présentation IL</text:p>
          </draw:text-box>
        </draw:frame>
        <draw:frame draw:style-name="gr1" draw:text-style-name="P2" draw:layer="layout" svg:width="11.43cm" svg:height="7.027cm" svg:x="8.285cm" svg:y="9.621cm">
          <draw:text-box>
            <text:p text:style-name="P1">Amine Dalhy</text:p>
            <text:p text:style-name="P1">Yannick Couassi-blé</text:p>
            <text:p text:style-name="P1">Alexandre Gaspard Cilia</text:p>
            <text:p text:style-name="P1">Adrien Miss</text:p>
            <text:p text:style-name="P1">Sofiane Kirati </text:p>
            <text:p text:style-name="P1">Zeineb Boussadia</text:p>
            <text:p text:style-name="P1"/>
            <text:p text:style-name="P1">projet_il_2016@googlegroups.com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3.506cm" svg:x="1.4cm" svg:y="0.837cm" presentation:class="title">
          <draw:text-box>
            <text:p>Pla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artie 1</text:p>
                <text:list>
                  <text:list-item>
                    <text:p>Sous partie 1</text:p>
                  </text:list-item>
                  <text:list-item>
                    <text:p>Sous partie 2</text:p>
                  </text:list-item>
                </text:list>
              </text:list-item>
              <text:list-item>
                <text:p>Partie 2</text:p>
              </text:list-item>
              <text:list-item>
                <text:p>Partie 3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27cm" svg:y="6.654cm" presentation:class="title" presentation:user-transformed="true">
          <draw:text-box>
            <text:p>Partie 1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3.506cm" svg:x="1.4cm" svg:y="0.837cm" presentation:class="title">
          <draw:text-box>
            <text:p>Sous partie 1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lablabl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3.506cm" svg:x="1.4cm" svg:y="0.837cm" presentation:class="title">
          <draw:text-box>
            <text:p>Sous partie 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lablabl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27cm" svg:y="6.654cm" presentation:class="title" presentation:user-transformed="true">
          <draw:text-box>
            <text:p>Partie 2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3.506cm" svg:x="1.4cm" svg:y="0.837cm" presentation:class="title">
          <draw:text-box>
            <text:p>Partie 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lablabl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27cm" svg:y="6.654cm" presentation:class="title" presentation:user-transformed="true">
          <draw:text-box>
            <text:p>Conclusion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lablabla concluan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3" svg:font-family="'Segoe UI'" style:font-pitch="variable"/>
    <style:font-face style:name="Segoe UI2" svg:font-family="'Segoe UI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4" svg:font-family="'Segoe U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4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egoe UI2" fo:font-family="'Segoe UI'" style:font-style-name="Regular" style:font-pitch="variable" fo:font-size="18pt" fo:language="fr" fo:country="FR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suffix="." style:num-format="I">
            <style:list-level-properties text:space-before="0.3cm" text:min-label-width="0.9cm"/>
            <style:text-properties style:use-window-font-color="true" fo:font-size="100%"/>
          </text:list-level-style-number>
          <text:list-level-style-number text:level="2" style:num-suffix="." style:num-format="1">
            <style:list-level-properties text:space-before="1.5cm" text:min-label-width="0.9cm"/>
            <style:text-properties style:use-window-font-color="true" fo:font-size="100%"/>
          </text:list-level-style-number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style:font-name="Segoe UI3" fo:font-size="14pt" style:font-size-asian="14pt" style:font-size-complex="14pt"/>
    </style:style>
    <style:style style:name="MP6" style:family="paragraph">
      <loext:graphic-properties draw:fill="none" draw:fill-color="#ffffff"/>
      <style:text-properties style:font-name="Segoe UI3" fo:font-size="14pt" style:font-size-asian="14pt" style:font-size-complex="14pt"/>
    </style:style>
    <style:style style:name="MP7" style:family="paragraph">
      <style:paragraph-properties fo:text-align="center"/>
      <style:text-properties style:font-name="Segoe UI3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style:font-name="Segoe UI3" fo:font-size="14pt" style:font-size-asian="14pt" style:font-size-complex="14pt"/>
    </style:style>
    <style:style style:name="MP9" style:family="paragraph">
      <style:paragraph-properties fo:text-align="end"/>
      <style:text-properties style:font-name="Segoe UI3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style:font-name="Segoe UI3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6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1" draw:text-style-name="MP8" draw:layer="backgroundobjects" svg:width="11.684cm" svg:height="1.448cm" svg:x="8.128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10" draw:layer="backgroundobjects" svg:width="6.523cm" svg:height="1.448cm" svg:x="20.076cm" svg:y="19.131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6T15:48:55.894160708</meta:creation-date>
    <dc:date>2016-10-16T16:32:59.210704873</dc:date>
    <meta:editing-duration>PT12M30S</meta:editing-duration>
    <meta:editing-cycles>5</meta:editing-cycles>
    <meta:generator>LibreOffice/5.1.4.2$Linux_X86_64 LibreOffice_project/10m0$Build-2</meta:generator>
    <meta:document-statistic meta:object-count="54"/>
  </office:meta>
</office:document-meta>
</file>